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16cm"/>
    </style:style>
    <style:style style:name="co2" style:family="table-column">
      <style:table-column-properties fo:break-before="auto" style:column-width="13.94cm"/>
    </style:style>
    <style:style style:name="co3" style:family="table-column">
      <style:table-column-properties fo:break-before="auto" style:column-width="6.6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>
            <text:p>Utilisateur non connecté</text:p>
          </table:table-cell>
          <table:table-cell table:style-name="ce2" office:value-type="string">
            <text:p>Utilisateur connecté</text:p>
          </table:table-cell>
        </table:table-row>
        <table:table-row table:style-name="ro1">
          <table:table-cell office:value-type="string">
            <text:p>Accueil</text:p>
          </table:table-cell>
          <table:table-cell office:value-type="string">
            <text:p>0 – Erreur J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rreur</text:p>
          </table:table-cell>
          <table:table-cell office:value-type="string">
            <text:p>2 (log)</text:p>
          </table:table-cell>
          <table:table-cell office:value-type="string">
            <text:p>13 – Notifs appelées 2 fois ??</text:p>
          </table:table-cell>
        </table:table-row>
        <table:table-row table:style-name="ro1">
          <table:table-cell office:value-type="string">
            <text:p>Copyright</text:p>
          </table:table-cell>
          <table:table-cell office:value-type="string">
            <text:p>0 – Erreur J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Register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gin</text:p>
          </table:table-cell>
          <table:table-cell office:value-type="string">
            <text:p>9 – En page d'accueil</text:p>
          </table:table-cell>
          <table:table-cell/>
        </table:table-row>
        <table:table-row table:style-name="ro1">
          <table:table-cell office:value-type="string">
            <text:p>User profil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User lis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User edit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Logout</text:p>
          </table:table-cell>
          <table:table-cell table:number-columns-repeated="2"/>
        </table:table-row>
        <table:table-row table:style-name="ro2">
          <table:table-cell office:value-type="string">
            <text:p>User fav docs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y library</text:p>
          </table:table-cell>
          <table:table-cell/>
          <table:table-cell office:value-type="string">
            <text:p>22 – Avec 10 docs</text:p>
          </table:table-cell>
        </table:table-row>
        <table:table-row table:style-name="ro2">
          <table:table-cell office:value-type="string">
            <text:p>Show doc</text:p>
          </table:table-cell>
          <table:table-cell office:value-type="float" office:value="5">
            <text:p>5</text:p>
          </table:table-cell>
          <table:table-cell office:value-type="string">
            <text:p>19 – Bcp de double DESCRIBE</text:p>
          </table:table-cell>
        </table:table-row>
        <table:table-row table:style-name="ro2">
          <table:table-cell office:value-type="string">
            <text:p>Tagged doc</text:p>
          </table:table-cell>
          <table:table-cell office:value-type="string">
            <text:p>7 – Avec 2 docs</text:p>
          </table:table-cell>
          <table:table-cell office:value-type="string">
            <text:p>18 – Avec 2 docs</text:p>
          </table:table-cell>
        </table:table-row>
        <table:table-row table:style-name="ro2">
          <table:table-cell office:value-type="string">
            <text:p>Doc list</text:p>
          </table:table-cell>
          <table:table-cell office:value-type="string">
            <text:p>7 – Avec 3 docs</text:p>
          </table:table-cell>
          <table:table-cell office:value-type="string">
            <text:p>15 – Avec 3 docs</text:p>
          </table:table-cell>
        </table:table-row>
        <table:table-row table:style-name="ro2">
          <table:table-cell office:value-type="string">
            <text:p>Doc sorted</text:p>
          </table:table-cell>
          <table:table-cell office:value-type="string">
            <text:p>8 – Avec 3 doc (2 DESCRIBE sur la meme table à cause de 2 instances du model)</text:p>
          </table:table-cell>
          <table:table-cell office:value-type="string">
            <text:p>19 – Avec 3 docs</text:p>
          </table:table-cell>
        </table:table-row>
        <table:table-row table:style-name="ro2">
          <table:table-cell office:value-type="string">
            <text:p>Add doc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dit doc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elete doc</text:p>
          </table:table-cell>
          <table:table-cell table:number-columns-repeated="2"/>
        </table:table-row>
        <table:table-row table:style-name="ro2">
          <table:table-cell office:value-type="string">
            <text:p>Alert doc</text:p>
          </table:table-cell>
          <table:table-cell table:number-columns-repeated="2"/>
        </table:table-row>
        <table:table-row table:style-name="ro2">
          <table:table-cell office:value-type="string">
            <text:p>Increment vote doc</text:p>
          </table:table-cell>
          <table:table-cell table:number-columns-repeated="2"/>
        </table:table-row>
        <table:table-row table:style-name="ro2">
          <table:table-cell office:value-type="string">
            <text:p>Decrement vote doc</text:p>
          </table:table-cell>
          <table:table-cell table:number-columns-repeated="2"/>
        </table:table-row>
        <table:table-row table:style-name="ro2">
          <table:table-cell office:value-type="string">
            <text:p>Add favorite doc</text:p>
          </table:table-cell>
          <table:table-cell table:number-columns-repeated="2"/>
        </table:table-row>
        <table:table-row table:style-name="ro2">
          <table:table-cell office:value-type="string">
            <text:p>Remove favorite doc</text:p>
          </table:table-cell>
          <table:table-cell table:number-columns-repeated="2"/>
        </table:table-row>
        <table:table-row table:style-name="ro2">
          <table:table-cell office:value-type="string">
            <text:p>Search doc</text:p>
          </table:table-cell>
          <table:table-cell office:value-type="string">
            <text:p>6 – Avec un document en réponse (encore 2 DESCRIBE)</text:p>
          </table:table-cell>
          <table:table-cell/>
        </table:table-row>
        <table:table-row table:style-name="ro2">
          <table:table-cell office:value-type="string">
            <text:p>Event index</text:p>
          </table:table-cell>
          <table:table-cell table:number-columns-repeated="2"/>
        </table:table-row>
      </table:table>
      <table:table table:name="Feui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/05/2012</text:date>, <text:time>22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e </meta:initial-creator>
    <meta:creation-date>2012-05-04T19:07:53</meta:creation-date>
    <dc:date>2012-05-04T22:56:58</dc:date>
    <dc:creator>Jeremie </dc:creator>
    <meta:editing-duration>PT3H49M6S</meta:editing-duration>
    <meta:editing-cycles>6</meta:editing-cycles>
    <meta:generator>LibreOffice/3.4$Linux LibreOffice_project/340m1$Build-402</meta:generator>
    <meta:document-statistic meta:table-count="3" meta:cell-count="53" meta:object-count="0"/>
  </office:meta>
</office:document-meta>
</file>